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65in" svg:height="3.5398in" svg:x="4.739in" svg:y="0.3571in">
            <draw:object draw:notify-on-update-of-ranges="Sheet1.C1:Sheet1.C1 Sheet1.C2:Sheet1.C7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7700">
            <text:p>7700</text:p>
          </table:table-cell>
          <table:table-cell office:value-type="float" office:value="-23">
            <text:p>-23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13100">
            <text:p>13100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5700">
            <text:p>15700</text:p>
          </table:table-cell>
          <table:table-cell office:value-type="float" office:value="-1">
            <text:p>-1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800">
            <text:p>20800</text:p>
          </table:table-cell>
          <table:table-cell office:value-type="float" office:value="-1">
            <text:p>-1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23200">
            <text:p>23200</text:p>
          </table:table-cell>
          <table:table-cell office:value-type="float" office:value="-1">
            <text:p>-1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25500">
            <text:p>25500</text:p>
          </table:table-cell>
          <table:table-cell office:value-type="float" office:value="-1">
            <text:p>-1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">
            <text:p>22</text:p>
          </table:table-cell>
          <table:table-cell office:value-type="float" office:value="27700">
            <text:p>27700</text:p>
          </table:table-cell>
          <table:table-cell office:value-type="float" office:value="-1">
            <text:p>-1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9800">
            <text:p>29800</text:p>
          </table:table-cell>
          <table:table-cell office:value-type="float" office:value="-1">
            <text:p>-1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31700">
            <text:p>31700</text:p>
          </table:table-cell>
          <table:table-cell office:value-type="float" office:value="-2">
            <text:p>-2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33500">
            <text:p>33500</text:p>
          </table:table-cell>
          <table:table-cell office:value-type="float" office:value="-1">
            <text:p>-1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35200">
            <text:p>35200</text:p>
          </table:table-cell>
          <table:table-cell office:value-type="float" office:value="-1">
            <text:p>-1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36800">
            <text:p>36800</text:p>
          </table:table-cell>
          <table:table-cell office:value-type="float" office:value="-1">
            <text:p>-1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38200">
            <text:p>38200</text:p>
          </table:table-cell>
          <table:table-cell office:value-type="float" office:value="-2">
            <text:p>-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39500">
            <text:p>39500</text:p>
          </table:table-cell>
          <table:table-cell office:value-type="float" office:value="-1">
            <text:p>-1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40700">
            <text:p>40700</text:p>
          </table:table-cell>
          <table:table-cell office:value-type="float" office:value="-1">
            <text:p>-1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1700">
            <text:p>41700</text:p>
          </table:table-cell>
          <table:table-cell office:value-type="float" office:value="-2">
            <text:p>-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42600">
            <text:p>42600</text:p>
          </table:table-cell>
          <table:table-cell office:value-type="float" office:value="-1">
            <text:p>-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43300">
            <text:p>433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3900">
            <text:p>43900</text:p>
          </table:table-cell>
          <table:table-cell office:value-type="float" office:value="-1">
            <text:p>-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4300">
            <text:p>44300</text:p>
          </table:table-cell>
          <table:table-cell office:value-type="float" office:value="-2">
            <text:p>-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4600">
            <text:p>44600</text:p>
          </table:table-cell>
          <table:table-cell office:value-type="float" office:value="-1">
            <text:p>-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4700">
            <text:p>44700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44700">
            <text:p>44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44500">
            <text:p>445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44200">
            <text:p>442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3800">
            <text:p>438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43300">
            <text:p>43300</text:p>
          </table:table-cell>
          <table:table-cell office:value-type="float" office:value="-1">
            <text:p>-1</text:p>
          </table:table-cell>
          <table:table-cell office:value-type="float" office:value="-500">
            <text:p>-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42700">
            <text:p>42700</text:p>
          </table:table-cell>
          <table:table-cell office:value-type="float" office:value="-1">
            <text:p>-1</text:p>
          </table:table-cell>
          <table:table-cell office:value-type="float" office:value="-600">
            <text:p>-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42000">
            <text:p>42000</text:p>
          </table:table-cell>
          <table:table-cell office:value-type="float" office:value="-1">
            <text:p>-1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41300">
            <text:p>41300</text:p>
          </table:table-cell>
          <table:table-cell office:value-type="float" office:value="0">
            <text:p>0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0500">
            <text:p>40500</text:p>
          </table:table-cell>
          <table:table-cell office:value-type="float" office:value="-1">
            <text:p>-1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39700">
            <text:p>397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38900">
            <text:p>389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38100">
            <text:p>381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7200">
            <text:p>37200</text:p>
          </table:table-cell>
          <table:table-cell office:value-type="float" office:value="-1">
            <text:p>-1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6300">
            <text:p>363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5400">
            <text:p>354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3600">
            <text:p>336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2700">
            <text:p>327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1800">
            <text:p>318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0900">
            <text:p>309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9100">
            <text:p>291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8200">
            <text:p>282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7300">
            <text:p>27300</text:p>
          </table:table-cell>
          <table:table-cell office:value-type="float" office:value="0">
            <text:p>0</text:p>
          </table:table-cell>
          <table:table-cell office:value-type="float" office:value="-900">
            <text:p>-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6500">
            <text:p>26500</text:p>
          </table:table-cell>
          <table:table-cell office:value-type="float" office:value="1">
            <text:p>1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5700">
            <text:p>257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4900">
            <text:p>249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4100">
            <text:p>241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300">
            <text:p>233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1700">
            <text:p>21700</text:p>
          </table:table-cell>
          <table:table-cell office:value-type="float" office:value="0">
            <text:p>0</text:p>
          </table:table-cell>
          <table:table-cell office:value-type="float" office:value="-800">
            <text:p>-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1000">
            <text:p>21000</text:p>
          </table:table-cell>
          <table:table-cell office:value-type="float" office:value="1">
            <text:p>1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0300">
            <text:p>20300</text:p>
          </table:table-cell>
          <table:table-cell office:value-type="float" office:value="0">
            <text:p>0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9600">
            <text:p>19600</text:p>
          </table:table-cell>
          <table:table-cell office:value-type="float" office:value="0">
            <text:p>0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8200">
            <text:p>18200</text:p>
          </table:table-cell>
          <table:table-cell office:value-type="float" office:value="0">
            <text:p>0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-700">
            <text:p>-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6900">
            <text:p>16900</text:p>
          </table:table-cell>
          <table:table-cell office:value-type="float" office:value="1">
            <text:p>1</text:p>
          </table:table-cell>
          <table:table-cell office:value-type="float" office:value="-600">
            <text:p>-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6300">
            <text:p>16300</text:p>
          </table:table-cell>
          <table:table-cell office:value-type="float" office:value="0">
            <text:p>0</text:p>
          </table:table-cell>
          <table:table-cell office:value-type="float" office:value="-600">
            <text:p>-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5700">
            <text:p>15700</text:p>
          </table:table-cell>
          <table:table-cell office:value-type="float" office:value="0">
            <text:p>0</text:p>
          </table:table-cell>
          <table:table-cell office:value-type="float" office:value="-600">
            <text:p>-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5100">
            <text:p>15100</text:p>
          </table:table-cell>
          <table:table-cell office:value-type="float" office:value="0">
            <text:p>0</text:p>
          </table:table-cell>
          <table:table-cell office:value-type="float" office:value="-600">
            <text:p>-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14600">
            <text:p>14600</text:p>
          </table:table-cell>
          <table:table-cell office:value-type="float" office:value="1">
            <text:p>1</text:p>
          </table:table-cell>
          <table:table-cell office:value-type="float" office:value="-500">
            <text:p>-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14100">
            <text:p>14100</text:p>
          </table:table-cell>
          <table:table-cell office:value-type="float" office:value="0">
            <text:p>0</text:p>
          </table:table-cell>
          <table:table-cell office:value-type="float" office:value="-500">
            <text:p>-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13600">
            <text:p>13600</text:p>
          </table:table-cell>
          <table:table-cell office:value-type="float" office:value="0">
            <text:p>0</text:p>
          </table:table-cell>
          <table:table-cell office:value-type="float" office:value="-500">
            <text:p>-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13100">
            <text:p>13100</text:p>
          </table:table-cell>
          <table:table-cell office:value-type="float" office:value="0">
            <text:p>0</text:p>
          </table:table-cell>
          <table:table-cell office:value-type="float" office:value="-500">
            <text:p>-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-500">
            <text:p>-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2200">
            <text:p>12200</text:p>
          </table:table-cell>
          <table:table-cell office:value-type="float" office:value="1">
            <text:p>1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10700">
            <text:p>107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10100">
            <text:p>101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9300">
            <text:p>93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600">
            <text:p>8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8200">
            <text:p>8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8200">
            <text:p>8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8200">
            <text:p>8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8200">
            <text:p>8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300">
            <text:p>8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8600">
            <text:p>8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500">
            <text:p>8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8000">
            <text:p>80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7100">
            <text:p>7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400">
            <text:p>6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6800">
            <text:p>6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700">
            <text:p>6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6400">
            <text:p>6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4200">
            <text:p>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100">
            <text:p>41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3800">
            <text:p>38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600">
            <text:p>1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1300">
            <text:p>1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00">
            <text:p>-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000">
            <text:p>-1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00">
            <text:p>-1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00">
            <text:p>-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00">
            <text:p>-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00">
            <text:p>-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00">
            <text:p>-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00">
            <text:p>-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00">
            <text:p>-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400">
            <text:p>-1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100">
            <text:p>-1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100">
            <text:p>-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00">
            <text:p>-1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500">
            <text:p>-1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700">
            <text:p>-1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900">
            <text:p>-1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100">
            <text:p>-2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300">
            <text:p>-2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500">
            <text:p>-2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700">
            <text:p>-2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900">
            <text:p>-2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100">
            <text:p>-3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300">
            <text:p>-3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500">
            <text:p>-3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900">
            <text:p>-3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000">
            <text:p>-4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00">
            <text:p>-4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200">
            <text:p>-4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300">
            <text:p>-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00">
            <text:p>-4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500">
            <text:p>-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500">
            <text:p>-4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500">
            <text:p>-4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500">
            <text:p>-4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500">
            <text:p>-4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500">
            <text:p>-4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500">
            <text:p>-4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400">
            <text:p>-4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300">
            <text:p>-4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200">
            <text:p>-4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100">
            <text:p>-4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00">
            <text:p>-4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00">
            <text:p>-4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200">
            <text:p>-4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300">
            <text:p>-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500">
            <text:p>-4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700">
            <text:p>-4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900">
            <text:p>-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100">
            <text:p>-5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300">
            <text:p>-5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500">
            <text:p>-5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700">
            <text:p>-5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900">
            <text:p>-5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6100">
            <text:p>-6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6300">
            <text:p>-6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6500">
            <text:p>-6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6700">
            <text:p>-6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800">
            <text:p>-68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900">
            <text:p>-6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000">
            <text:p>-7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100">
            <text:p>-7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200">
            <text:p>-7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300">
            <text:p>-7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7300">
            <text:p>-7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7300">
            <text:p>-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7300">
            <text:p>-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7300">
            <text:p>-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7300">
            <text:p>-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7300">
            <text:p>-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7300">
            <text:p>-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7200">
            <text:p>-7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7100">
            <text:p>-7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7000">
            <text:p>-7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900">
            <text:p>-6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6900">
            <text:p>-6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6900">
            <text:p>-6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000">
            <text:p>-7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100">
            <text:p>-7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300">
            <text:p>-7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700">
            <text:p>-7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900">
            <text:p>-7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8100">
            <text:p>-8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8300">
            <text:p>-8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8500">
            <text:p>-8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8700">
            <text:p>-8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8900">
            <text:p>-8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9100">
            <text:p>-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9300">
            <text:p>-9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9500">
            <text:p>-9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9600">
            <text:p>-9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9700">
            <text:p>-9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9800">
            <text:p>-9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9900">
            <text:p>-9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0000">
            <text:p>-1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0100">
            <text:p>-10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0200">
            <text:p>-10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0200">
            <text:p>-10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0200">
            <text:p>-10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0200">
            <text:p>-10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0200">
            <text:p>-10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0200">
            <text:p>-10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0200">
            <text:p>-10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0100">
            <text:p>-10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0000">
            <text:p>-10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9900">
            <text:p>-9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9800">
            <text:p>-9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9800">
            <text:p>-98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9800">
            <text:p>-9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9900">
            <text:p>-9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0000">
            <text:p>-1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0200">
            <text:p>-102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0400">
            <text:p>-10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0600">
            <text:p>-10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0800">
            <text:p>-10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1000">
            <text:p>-11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1200">
            <text:p>-11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1400">
            <text:p>-11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1600">
            <text:p>-1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1800">
            <text:p>-11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2000">
            <text:p>-12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2200">
            <text:p>-12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2400">
            <text:p>-12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500">
            <text:p>-12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600">
            <text:p>-12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700">
            <text:p>-12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800">
            <text:p>-12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900">
            <text:p>-12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3000">
            <text:p>-13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3100">
            <text:p>-13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3100">
            <text:p>-13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3100">
            <text:p>-13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3100">
            <text:p>-13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3100">
            <text:p>-13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3100">
            <text:p>-13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3100">
            <text:p>-13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3000">
            <text:p>-13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2900">
            <text:p>-12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2800">
            <text:p>-12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2700">
            <text:p>-12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2700">
            <text:p>-12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2700">
            <text:p>-12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800">
            <text:p>-128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2900">
            <text:p>-12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3100">
            <text:p>-131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3300">
            <text:p>-13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3500">
            <text:p>-13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3700">
            <text:p>-13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3900">
            <text:p>-13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4100">
            <text:p>-14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4300">
            <text:p>-14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4500">
            <text:p>-1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4700">
            <text:p>-14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4900">
            <text:p>-1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5100">
            <text:p>-15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200">
            <text:p>-15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300">
            <text:p>-15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400">
            <text:p>-15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500">
            <text:p>-15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600">
            <text:p>-15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700">
            <text:p>-15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800">
            <text:p>-15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800">
            <text:p>-15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800">
            <text:p>-15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800">
            <text:p>-15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800">
            <text:p>-15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800">
            <text:p>-15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800">
            <text:p>-15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800">
            <text:p>-15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5700">
            <text:p>-15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5600">
            <text:p>-15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5500">
            <text:p>-15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5400">
            <text:p>-15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400">
            <text:p>-154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5400">
            <text:p>-15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500">
            <text:p>-15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5600">
            <text:p>-15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5800">
            <text:p>-158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6000">
            <text:p>-16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6200">
            <text:p>-16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6400">
            <text:p>-16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6600">
            <text:p>-16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6800">
            <text:p>-16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7000">
            <text:p>-17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7200">
            <text:p>-17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7400">
            <text:p>-17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7600">
            <text:p>-17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7800">
            <text:p>-17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8000">
            <text:p>-18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8200">
            <text:p>-18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300">
            <text:p>-18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400">
            <text:p>-18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500">
            <text:p>-18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600">
            <text:p>-18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700">
            <text:p>-18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800">
            <text:p>-18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800">
            <text:p>-18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800">
            <text:p>-18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800">
            <text:p>-18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800">
            <text:p>-18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800">
            <text:p>-18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800">
            <text:p>-18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8700">
            <text:p>-18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8600">
            <text:p>-1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8500">
            <text:p>-18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8400">
            <text:p>-18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400">
            <text:p>-184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18400">
            <text:p>-1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500">
            <text:p>-18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8600">
            <text:p>-18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8800">
            <text:p>-188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9000">
            <text:p>-19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9200">
            <text:p>-19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9400">
            <text:p>-19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9600">
            <text:p>-19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9800">
            <text:p>-19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0000">
            <text:p>-20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0200">
            <text:p>-20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0400">
            <text:p>-20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0600">
            <text:p>-20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0800">
            <text:p>-20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1000">
            <text:p>-21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1200">
            <text:p>-21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1400">
            <text:p>-21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1500">
            <text:p>-21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1600">
            <text:p>-21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1700">
            <text:p>-21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1800">
            <text:p>-21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1900">
            <text:p>-21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2000">
            <text:p>-22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2000">
            <text:p>-2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2000">
            <text:p>-22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2000">
            <text:p>-22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2000">
            <text:p>-22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2000">
            <text:p>-22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2000">
            <text:p>-22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1900">
            <text:p>-21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1800">
            <text:p>-21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1700">
            <text:p>-21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1600">
            <text:p>-21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1600">
            <text:p>-216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1600">
            <text:p>-2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1700">
            <text:p>-21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1900">
            <text:p>-219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2100">
            <text:p>-22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2300">
            <text:p>-22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2500">
            <text:p>-22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2700">
            <text:p>-22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2900">
            <text:p>-22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3100">
            <text:p>-23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3300">
            <text:p>-23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3500">
            <text:p>-23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3700">
            <text:p>-23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3900">
            <text:p>-23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4100">
            <text:p>-24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4300">
            <text:p>-24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4500">
            <text:p>-2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4700">
            <text:p>-24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4800">
            <text:p>-248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4900">
            <text:p>-24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5000">
            <text:p>-25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5100">
            <text:p>-25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5200">
            <text:p>-25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5300">
            <text:p>-25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5300">
            <text:p>-25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5300">
            <text:p>-25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5300">
            <text:p>-25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5300">
            <text:p>-25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5300">
            <text:p>-25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5300">
            <text:p>-25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5200">
            <text:p>-25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5100">
            <text:p>-25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5000">
            <text:p>-25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4900">
            <text:p>-24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4900">
            <text:p>-24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5000">
            <text:p>-25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5100">
            <text:p>-25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5300">
            <text:p>-25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5500">
            <text:p>-25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5700">
            <text:p>-25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5900">
            <text:p>-25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6100">
            <text:p>-26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6300">
            <text:p>-26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6500">
            <text:p>-26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6700">
            <text:p>-26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6900">
            <text:p>-26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7100">
            <text:p>-27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7300">
            <text:p>-27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7500">
            <text:p>-27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7700">
            <text:p>-27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7900">
            <text:p>-27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000">
            <text:p>-28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100">
            <text:p>-28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200">
            <text:p>-28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300">
            <text:p>-28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400">
            <text:p>-28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500">
            <text:p>-28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600">
            <text:p>-28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600">
            <text:p>-28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600">
            <text:p>-28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600">
            <text:p>-28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600">
            <text:p>-28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600">
            <text:p>-28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600">
            <text:p>-28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8500">
            <text:p>-28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8400">
            <text:p>-28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8300">
            <text:p>-28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28200">
            <text:p>-28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200">
            <text:p>-282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28200">
            <text:p>-28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28300">
            <text:p>-283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8500">
            <text:p>-28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8700">
            <text:p>-28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8900">
            <text:p>-28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9100">
            <text:p>-2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9300">
            <text:p>-29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9500">
            <text:p>-29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9700">
            <text:p>-29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9900">
            <text:p>-29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0100">
            <text:p>-30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0300">
            <text:p>-30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0500">
            <text:p>-30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0700">
            <text:p>-30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0900">
            <text:p>-30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1100">
            <text:p>-31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200">
            <text:p>-31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300">
            <text:p>-31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400">
            <text:p>-31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500">
            <text:p>-31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600">
            <text:p>-31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700">
            <text:p>-31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700">
            <text:p>-31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700">
            <text:p>-31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700">
            <text:p>-31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700">
            <text:p>-31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700">
            <text:p>-31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700">
            <text:p>-31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700">
            <text:p>-31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1600">
            <text:p>-31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1500">
            <text:p>-31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1400">
            <text:p>-31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1300">
            <text:p>-31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300">
            <text:p>-313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1300">
            <text:p>-31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400">
            <text:p>-31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1500">
            <text:p>-31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1700">
            <text:p>-317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1900">
            <text:p>-31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2100">
            <text:p>-32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2300">
            <text:p>-32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2500">
            <text:p>-32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2700">
            <text:p>-32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2900">
            <text:p>-32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3100">
            <text:p>-33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3300">
            <text:p>-33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3500">
            <text:p>-33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3700">
            <text:p>-33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3900">
            <text:p>-33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4100">
            <text:p>-34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4300">
            <text:p>-34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400">
            <text:p>-344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500">
            <text:p>-3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600">
            <text:p>-34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700">
            <text:p>-34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800">
            <text:p>-34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900">
            <text:p>-34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900">
            <text:p>-34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900">
            <text:p>-34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900">
            <text:p>-34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900">
            <text:p>-34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900">
            <text:p>-34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900">
            <text:p>-34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4800">
            <text:p>-348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4700">
            <text:p>-34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4600">
            <text:p>-34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4500">
            <text:p>-34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500">
            <text:p>-34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4500">
            <text:p>-34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600">
            <text:p>-34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4800">
            <text:p>-348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5000">
            <text:p>-35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5200">
            <text:p>-35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5400">
            <text:p>-35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5600">
            <text:p>-35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5800">
            <text:p>-35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6000">
            <text:p>-36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6200">
            <text:p>-36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6400">
            <text:p>-36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6600">
            <text:p>-36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6800">
            <text:p>-36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7000">
            <text:p>-37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7200">
            <text:p>-37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7400">
            <text:p>-37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7600">
            <text:p>-37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7800">
            <text:p>-37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7900">
            <text:p>-379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8000">
            <text:p>-38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8100">
            <text:p>-38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8200">
            <text:p>-38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8300">
            <text:p>-38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8300">
            <text:p>-38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8300">
            <text:p>-38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8300">
            <text:p>-38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8300">
            <text:p>-38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8300">
            <text:p>-38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8300">
            <text:p>-38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8300">
            <text:p>-38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8200">
            <text:p>-38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8100">
            <text:p>-38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8000">
            <text:p>-38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7900">
            <text:p>-37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7900">
            <text:p>-37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37900">
            <text:p>-37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8000">
            <text:p>-38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8100">
            <text:p>-38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8300">
            <text:p>-38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8500">
            <text:p>-38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8700">
            <text:p>-38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8900">
            <text:p>-38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9100">
            <text:p>-3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9300">
            <text:p>-39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9500">
            <text:p>-39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9700">
            <text:p>-39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9900">
            <text:p>-39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0100">
            <text:p>-40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0300">
            <text:p>-40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0500">
            <text:p>-40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0700">
            <text:p>-40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0800">
            <text:p>-408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0900">
            <text:p>-40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000">
            <text:p>-41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100">
            <text:p>-41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200">
            <text:p>-41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300">
            <text:p>-41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400">
            <text:p>-41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400">
            <text:p>-41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400">
            <text:p>-41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400">
            <text:p>-41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400">
            <text:p>-41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400">
            <text:p>-41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400">
            <text:p>-41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1300">
            <text:p>-41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1200">
            <text:p>-41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1100">
            <text:p>-41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1000">
            <text:p>-41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1000">
            <text:p>-410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100">
            <text:p>-411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1200">
            <text:p>-41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1400">
            <text:p>-41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1600">
            <text:p>-4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1800">
            <text:p>-41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2000">
            <text:p>-42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2200">
            <text:p>-42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2400">
            <text:p>-42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2600">
            <text:p>-42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2800">
            <text:p>-42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3000">
            <text:p>-43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3200">
            <text:p>-43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3400">
            <text:p>-43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3600">
            <text:p>-43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3800">
            <text:p>-43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4000">
            <text:p>-44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4200">
            <text:p>-44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300">
            <text:p>-44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400">
            <text:p>-44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500">
            <text:p>-4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600">
            <text:p>-44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700">
            <text:p>-44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800">
            <text:p>-44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800">
            <text:p>-44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800">
            <text:p>-44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800">
            <text:p>-44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800">
            <text:p>-44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800">
            <text:p>-44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800">
            <text:p>-44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800">
            <text:p>-44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4700">
            <text:p>-44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4600">
            <text:p>-44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4500">
            <text:p>-44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44400">
            <text:p>-44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400">
            <text:p>-444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-44400">
            <text:p>-44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4500">
            <text:p>-44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4700">
            <text:p>-447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4900">
            <text:p>-4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5100">
            <text:p>-45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5300">
            <text:p>-45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5500">
            <text:p>-45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5700">
            <text:p>-45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5900">
            <text:p>-45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6100">
            <text:p>-46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6300">
            <text:p>-46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6500">
            <text:p>-46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6700">
            <text:p>-46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6900">
            <text:p>-46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7100">
            <text:p>-47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7300">
            <text:p>-47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7400">
            <text:p>-474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47500">
            <text:p>-47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6:47:08</dc:date>
    <dc:creator>will </dc:creator>
    <meta:document-statistic meta:table-count="1" meta:cell-count="784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1cm" chart:symbol-height="0.0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92cm" xlink:href=".." xlink:type="simple" chart:class="chart:scatter" chart:style-name="ch1">
        <chart:legend chart:legend-position="end" svg:x="14.763cm" svg:y="4.197cm" style:legend-expansion="high" chart:style-name="ch2"/>
        <chart:plot-area chart:style-name="ch3" table:cell-range-address="Sheet1.C1:Sheet1.C713" chart:data-source-has-labels="row" svg:x="0.769cm" svg:y="0.851cm" svg:width="13.356cm" svg:height="7.542cm">
          <chartooo:coordinate-region svg:x="1.39cm" svg:y="1.051cm" svg:width="12.455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13" chart:label-cell-address="Sheet1.C1:Sheet1.C1" chart:class="chart:scatter">
            <chart:data-point chart:repeated="7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7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